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8512in" svg:height="7.1957in" svg:x="0.6122in" svg:y="7.5177in">
            <draw:object draw:notify-on-update-of-ranges="Sheet1.B1:Sheet1.B64 Sheet1.C1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2764in" svg:height="5.7724in" svg:x="13.0075in" svg:y="0in">
            <draw:object draw:notify-on-update-of-ranges="Sheet1.I1:Sheet1.I32 Sheet1.J1:Sheet1.J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9316" calcext:value-type="float">
            <text:p>33.9316</text:p>
          </table:table-cell>
          <table:table-cell office:value-type="float" office:value="-174.9998" calcext:value-type="float">
            <text:p>-174.9998</text:p>
          </table:table-cell>
          <table:table-cell office:value-type="float" office:value="0.88203" calcext:value-type="float">
            <text:p>0.88203</text:p>
          </table:table-cell>
          <table:table-cell/>
          <table:table-cell table:formula="of:=[.B1]*[.D1]" office:value-type="float" office:value="29.928689148" calcext:value-type="float">
            <text:p>29.928689148</text:p>
          </table:table-cell>
          <table:table-cell table:formula="of:=[.C1]*[.D1]" office:value-type="float" office:value="-154.355073594" calcext:value-type="float">
            <text:p>-154.355073594</text:p>
          </table:table-cell>
          <table:table-cell/>
          <table:table-cell table:formula="of:=[.B1]-[.$F$35]" office:value-type="float" office:value="-0.302439809797164" calcext:value-type="float">
            <text:p>-0.302439809797164</text:p>
          </table:table-cell>
          <table:table-cell table:formula="of:=[.C1]-[.$G$35]" office:value-type="float" office:value="-0.144126415996936" calcext:value-type="float">
            <text:p>-0.144126415996936</text:p>
          </table:table-cell>
          <table:table-cell/>
          <table:table-cell table:formula="of:=[.D1]*[.I1]*[.J1]" office:value-type="float" office:value="0.0384473047586141" calcext:value-type="float">
            <text:p>0.0384473047586141</text:p>
          </table:table-cell>
          <table:table-cell table:formula="of:=[.D1]*[.I1]*[.I1]" office:value-type="float" office:value="0.0806791416963842" calcext:value-type="float">
            <text:p>0.08067914169638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173" calcext:value-type="float">
            <text:p>34.173</text:p>
          </table:table-cell>
          <table:table-cell office:value-type="float" office:value="-174.8707" calcext:value-type="float">
            <text:p>-174.8707</text:p>
          </table:table-cell>
          <table:table-cell office:value-type="float" office:value="0.31948" calcext:value-type="float">
            <text:p>0.31948</text:p>
          </table:table-cell>
          <table:table-cell/>
          <table:table-cell table:formula="of:=[.B2]*[.D2]" office:value-type="float" office:value="10.91759004" calcext:value-type="float">
            <text:p>10.91759004</text:p>
          </table:table-cell>
          <table:table-cell table:formula="of:=[.C2]*[.D2]" office:value-type="float" office:value="-55.867691236" calcext:value-type="float">
            <text:p>-55.867691236</text:p>
          </table:table-cell>
          <table:table-cell/>
          <table:table-cell table:formula="of:=[.B2]-[.$F$35]" office:value-type="float" office:value="-0.0610398097971654" calcext:value-type="float">
            <text:p>-0.0610398097971654</text:p>
          </table:table-cell>
          <table:table-cell table:formula="of:=[.C2]-[.$G$35]" office:value-type="float" office:value="-0.0150264159969424" calcext:value-type="float">
            <text:p>-0.0150264159969424</text:p>
          </table:table-cell>
          <table:table-cell/>
          <table:table-cell table:formula="of:=[.D2]*[.I2]*[.J2]" office:value-type="float" office:value="0.000293030114824983" calcext:value-type="float">
            <text:p>0.000293030114824983</text:p>
          </table:table-cell>
          <table:table-cell table:formula="of:=[.D2]*[.I2]*[.I2]" office:value-type="float" office:value="0.00119033723526608" calcext:value-type="float">
            <text:p>0.001190337235266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2356" calcext:value-type="float">
            <text:p>34.2356</text:p>
          </table:table-cell>
          <table:table-cell office:value-type="float" office:value="-174.8299" calcext:value-type="float">
            <text:p>-174.8299</text:p>
          </table:table-cell>
          <table:table-cell office:value-type="float" office:value="0.06968" calcext:value-type="float">
            <text:p>0.06968</text:p>
          </table:table-cell>
          <table:table-cell/>
          <table:table-cell table:formula="of:=[.B3]*[.D3]" office:value-type="float" office:value="2.385536608" calcext:value-type="float">
            <text:p>2.385536608</text:p>
          </table:table-cell>
          <table:table-cell table:formula="of:=[.C3]*[.D3]" office:value-type="float" office:value="-12.182147432" calcext:value-type="float">
            <text:p>-12.182147432</text:p>
          </table:table-cell>
          <table:table-cell/>
          <table:table-cell table:formula="of:=[.B3]-[.$F$35]" office:value-type="float" office:value="0.00156019020283082" calcext:value-type="float">
            <text:p>0.00156019020283082</text:p>
          </table:table-cell>
          <table:table-cell table:formula="of:=[.C3]-[.$G$35]" office:value-type="float" office:value="0.0257735840030477" calcext:value-type="float">
            <text:p>0.0257735840030477</text:p>
          </table:table-cell>
          <table:table-cell/>
          <table:table-cell table:formula="of:=[.D3]*[.I3]*[.J3]" office:value-type="float" office:value="0.00000280195078589638" calcext:value-type="float">
            <text:p>2.80195078589638E-06</text:p>
          </table:table-cell>
          <table:table-cell table:formula="of:=[.D3]*[.I3]*[.I3]" office:value-type="float" office:value="0.00000016961460092057" calcext:value-type="float">
            <text:p>1.69614600920567E-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.2466" calcext:value-type="float">
            <text:p>34.2466</text:p>
          </table:table-cell>
          <table:table-cell office:value-type="float" office:value="-174.8292" calcext:value-type="float">
            <text:p>-174.8292</text:p>
          </table:table-cell>
          <table:table-cell office:value-type="float" office:value="0.01676" calcext:value-type="float">
            <text:p>0.01676</text:p>
          </table:table-cell>
          <table:table-cell/>
          <table:table-cell table:formula="of:=[.B4]*[.D4]" office:value-type="float" office:value="0.573973016" calcext:value-type="float">
            <text:p>0.573973016</text:p>
          </table:table-cell>
          <table:table-cell table:formula="of:=[.C4]*[.D4]" office:value-type="float" office:value="-2.930137392" calcext:value-type="float">
            <text:p>-2.930137392</text:p>
          </table:table-cell>
          <table:table-cell/>
          <table:table-cell table:formula="of:=[.B4]-[.$F$35]" office:value-type="float" office:value="0.0125601902028336" calcext:value-type="float">
            <text:p>0.0125601902028336</text:p>
          </table:table-cell>
          <table:table-cell table:formula="of:=[.C4]-[.$G$35]" office:value-type="float" office:value="0.026473584003071" calcext:value-type="float">
            <text:p>0.026473584003071</text:p>
          </table:table-cell>
          <table:table-cell/>
          <table:table-cell table:formula="of:=[.D4]*[.I4]*[.J4]" office:value-type="float" office:value="0.00000557292207719448" calcext:value-type="float">
            <text:p>5.57292207719448E-06</text:p>
          </table:table-cell>
          <table:table-cell table:formula="of:=[.D4]*[.I4]*[.I4]" office:value-type="float" office:value="0.00000264403041412955" calcext:value-type="float">
            <text:p>2.64403041412955E-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.2469" calcext:value-type="float">
            <text:p>34.2469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532" calcext:value-type="float">
            <text:p>0.00532</text:p>
          </table:table-cell>
          <table:table-cell/>
          <table:table-cell table:formula="of:=[.B5]*[.D5]" office:value-type="float" office:value="0.182193508" calcext:value-type="float">
            <text:p>0.182193508</text:p>
          </table:table-cell>
          <table:table-cell table:formula="of:=[.C5]*[.D5]" office:value-type="float" office:value="-0.93009028" calcext:value-type="float">
            <text:p>-0.93009028</text:p>
          </table:table-cell>
          <table:table-cell/>
          <table:table-cell table:formula="of:=[.B5]-[.$F$35]" office:value-type="float" office:value="0.0128601902028294" calcext:value-type="float">
            <text:p>0.0128601902028294</text:p>
          </table:table-cell>
          <table:table-cell table:formula="of:=[.C5]-[.$G$35]" office:value-type="float" office:value="0.0266735840030492" calcext:value-type="float">
            <text:p>0.0266735840030492</text:p>
          </table:table-cell>
          <table:table-cell/>
          <table:table-cell table:formula="of:=[.D5]*[.I5]*[.J5]" office:value-type="float" office:value="0.00000182490557472631" calcext:value-type="float">
            <text:p>1.82490557472631E-06</text:p>
          </table:table-cell>
          <table:table-cell table:formula="of:=[.D5]*[.I5]*[.I5]" office:value-type="float" office:value="0.00000087984549772169" calcext:value-type="float">
            <text:p>8.79845497721685E-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2472" calcext:value-type="float">
            <text:p>34.2472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196" calcext:value-type="float">
            <text:p>0.00196</text:p>
          </table:table-cell>
          <table:table-cell/>
          <table:table-cell table:formula="of:=[.B6]*[.D6]" office:value-type="float" office:value="0.067124512" calcext:value-type="float">
            <text:p>0.067124512</text:p>
          </table:table-cell>
          <table:table-cell table:formula="of:=[.C6]*[.D6]" office:value-type="float" office:value="-0.34266484" calcext:value-type="float">
            <text:p>-0.34266484</text:p>
          </table:table-cell>
          <table:table-cell/>
          <table:table-cell table:formula="of:=[.B6]-[.$F$35]" office:value-type="float" office:value="0.0131601902028322" calcext:value-type="float">
            <text:p>0.0131601902028322</text:p>
          </table:table-cell>
          <table:table-cell table:formula="of:=[.C6]-[.$G$35]" office:value-type="float" office:value="0.0266735840030492" calcext:value-type="float">
            <text:p>0.0266735840030492</text:p>
          </table:table-cell>
          <table:table-cell/>
          <table:table-cell table:formula="of:=[.D6]*[.I6]*[.J6]" office:value-type="float" office:value="0.00000068801770018785" calcext:value-type="float">
            <text:p>6.88017700187846E-07</text:p>
          </table:table-cell>
          <table:table-cell table:formula="of:=[.D6]*[.I6]*[.I6]" office:value-type="float" office:value="0.00000033945358810245" calcext:value-type="float">
            <text:p>3.39453588102453E-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.2475" calcext:value-type="float">
            <text:p>34.2475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234" calcext:value-type="float">
            <text:p>0.00234</text:p>
          </table:table-cell>
          <table:table-cell/>
          <table:table-cell table:formula="of:=[.B7]*[.D7]" office:value-type="float" office:value="0.08013915" calcext:value-type="float">
            <text:p>0.08013915</text:p>
          </table:table-cell>
          <table:table-cell table:formula="of:=[.C7]*[.D7]" office:value-type="float" office:value="-0.40909986" calcext:value-type="float">
            <text:p>-0.40909986</text:p>
          </table:table-cell>
          <table:table-cell/>
          <table:table-cell table:formula="of:=[.B7]-[.$F$35]" office:value-type="float" office:value="0.0134601902028351" calcext:value-type="float">
            <text:p>0.0134601902028351</text:p>
          </table:table-cell>
          <table:table-cell table:formula="of:=[.C7]-[.$G$35]" office:value-type="float" office:value="0.0266735840030492" calcext:value-type="float">
            <text:p>0.0266735840030492</text:p>
          </table:table-cell>
          <table:table-cell/>
          <table:table-cell table:formula="of:=[.D7]*[.I7]*[.J7]" office:value-type="float" office:value="0.00000084013374292928" calcext:value-type="float">
            <text:p>8.40133742929278E-07</text:p>
          </table:table-cell>
          <table:table-cell table:formula="of:=[.D7]*[.I7]*[.I7]" office:value-type="float" office:value="0.0000004239535254938" calcext:value-type="float">
            <text:p>4.23953525493803E-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2478" calcext:value-type="float">
            <text:p>34.2478</text:p>
          </table:table-cell>
          <table:table-cell office:value-type="float" office:value="-174.8289" calcext:value-type="float">
            <text:p>-174.8289</text:p>
          </table:table-cell>
          <table:table-cell office:value-type="float" office:value="0.00148" calcext:value-type="float">
            <text:p>0.00148</text:p>
          </table:table-cell>
          <table:table-cell/>
          <table:table-cell table:formula="of:=[.B8]*[.D8]" office:value-type="float" office:value="0.050686744" calcext:value-type="float">
            <text:p>0.050686744</text:p>
          </table:table-cell>
          <table:table-cell table:formula="of:=[.C8]*[.D8]" office:value-type="float" office:value="-0.258746772" calcext:value-type="float">
            <text:p>-0.258746772</text:p>
          </table:table-cell>
          <table:table-cell/>
          <table:table-cell table:formula="of:=[.B8]-[.$F$35]" office:value-type="float" office:value="0.0137601902028308" calcext:value-type="float">
            <text:p>0.0137601902028308</text:p>
          </table:table-cell>
          <table:table-cell table:formula="of:=[.C8]-[.$G$35]" office:value-type="float" office:value="0.0267735840030525" calcext:value-type="float">
            <text:p>0.0267735840030525</text:p>
          </table:table-cell>
          <table:table-cell/>
          <table:table-cell table:formula="of:=[.D8]*[.I8]*[.J8]" office:value-type="float" office:value="0.00000054524622027434" calcext:value-type="float">
            <text:p>5.45246220274337E-07</text:p>
          </table:table-cell>
          <table:table-cell table:formula="of:=[.D8]*[.I8]*[.I8]" office:value-type="float" office:value="0.00000028022739493876" calcext:value-type="float">
            <text:p>2.8022739493876E-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2481" calcext:value-type="float">
            <text:p>34.2481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171" calcext:value-type="float">
            <text:p>0.00171</text:p>
          </table:table-cell>
          <table:table-cell/>
          <table:table-cell table:formula="of:=[.B9]*[.D9]" office:value-type="float" office:value="0.058564251" calcext:value-type="float">
            <text:p>0.058564251</text:p>
          </table:table-cell>
          <table:table-cell table:formula="of:=[.C9]*[.D9]" office:value-type="float" office:value="-0.29895759" calcext:value-type="float">
            <text:p>-0.29895759</text:p>
          </table:table-cell>
          <table:table-cell/>
          <table:table-cell table:formula="of:=[.B9]-[.$F$35]" office:value-type="float" office:value="0.0140601902028337" calcext:value-type="float">
            <text:p>0.0140601902028337</text:p>
          </table:table-cell>
          <table:table-cell table:formula="of:=[.C9]-[.$G$35]" office:value-type="float" office:value="0.0266735840030492" calcext:value-type="float">
            <text:p>0.0266735840030492</text:p>
          </table:table-cell>
          <table:table-cell/>
          <table:table-cell table:formula="of:=[.D9]*[.I9]*[.J9]" office:value-type="float" office:value="0.00000064131098625077" calcext:value-type="float">
            <text:p>6.41310986250768E-07</text:p>
          </table:table-cell>
          <table:table-cell table:formula="of:=[.D9]*[.I9]*[.I9]" office:value-type="float" office:value="0.00000033804810200316" calcext:value-type="float">
            <text:p>3.3804810200316E-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2484" calcext:value-type="float">
            <text:p>34.2484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434" calcext:value-type="float">
            <text:p>0.00434</text:p>
          </table:table-cell>
          <table:table-cell/>
          <table:table-cell table:formula="of:=[.B10]*[.D10]" office:value-type="float" office:value="0.148638056" calcext:value-type="float">
            <text:p>0.148638056</text:p>
          </table:table-cell>
          <table:table-cell table:formula="of:=[.C10]*[.D10]" office:value-type="float" office:value="-0.75875786" calcext:value-type="float">
            <text:p>-0.75875786</text:p>
          </table:table-cell>
          <table:table-cell/>
          <table:table-cell table:formula="of:=[.B10]-[.$F$35]" office:value-type="float" office:value="0.0143601902028294" calcext:value-type="float">
            <text:p>0.0143601902028294</text:p>
          </table:table-cell>
          <table:table-cell table:formula="of:=[.C10]-[.$G$35]" office:value-type="float" office:value="0.0266735840030492" calcext:value-type="float">
            <text:p>0.0266735840030492</text:p>
          </table:table-cell>
          <table:table-cell/>
          <table:table-cell table:formula="of:=[.D10]*[.I10]*[.J10]" office:value-type="float" office:value="0.00000166238379018922" calcext:value-type="float">
            <text:p>1.66238379018922E-06</text:p>
          </table:table-cell>
          <table:table-cell table:formula="of:=[.D10]*[.I10]*[.I10]" office:value-type="float" office:value="0.00000089497337195064" calcext:value-type="float">
            <text:p>8.94973371950641E-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2488" calcext:value-type="float">
            <text:p>34.2488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264" calcext:value-type="float">
            <text:p>0.00264</text:p>
          </table:table-cell>
          <table:table-cell/>
          <table:table-cell table:formula="of:=[.B11]*[.D11]" office:value-type="float" office:value="0.090416832" calcext:value-type="float">
            <text:p>0.090416832</text:p>
          </table:table-cell>
          <table:table-cell table:formula="of:=[.C11]*[.D11]" office:value-type="float" office:value="-0.46154856" calcext:value-type="float">
            <text:p>-0.46154856</text:p>
          </table:table-cell>
          <table:table-cell/>
          <table:table-cell table:formula="of:=[.B11]-[.$F$35]" office:value-type="float" office:value="0.0147601902028356" calcext:value-type="float">
            <text:p>0.0147601902028356</text:p>
          </table:table-cell>
          <table:table-cell table:formula="of:=[.C11]-[.$G$35]" office:value-type="float" office:value="0.0266735840030492" calcext:value-type="float">
            <text:p>0.0266735840030492</text:p>
          </table:table-cell>
          <table:table-cell/>
          <table:table-cell table:formula="of:=[.D11]*[.I11]*[.J11]" office:value-type="float" office:value="0.00000103938693744948" calcext:value-type="float">
            <text:p>1.03938693744948E-06</text:p>
          </table:table-cell>
          <table:table-cell table:formula="of:=[.D11]*[.I11]*[.I11]" office:value-type="float" office:value="0.00000057515888713505" calcext:value-type="float">
            <text:p>5.75158887135053E-0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2491" calcext:value-type="float">
            <text:p>34.2491</text:p>
          </table:table-cell>
          <table:table-cell office:value-type="float" office:value="-174.8289" calcext:value-type="float">
            <text:p>-174.8289</text:p>
          </table:table-cell>
          <table:table-cell office:value-type="float" office:value="0.00138" calcext:value-type="float">
            <text:p>0.00138</text:p>
          </table:table-cell>
          <table:table-cell/>
          <table:table-cell table:formula="of:=[.B12]*[.D12]" office:value-type="float" office:value="0.047263758" calcext:value-type="float">
            <text:p>0.047263758</text:p>
          </table:table-cell>
          <table:table-cell table:formula="of:=[.C12]*[.D12]" office:value-type="float" office:value="-0.241263882" calcext:value-type="float">
            <text:p>-0.241263882</text:p>
          </table:table-cell>
          <table:table-cell/>
          <table:table-cell table:formula="of:=[.B12]-[.$F$35]" office:value-type="float" office:value="0.0150601902028313" calcext:value-type="float">
            <text:p>0.0150601902028313</text:p>
          </table:table-cell>
          <table:table-cell table:formula="of:=[.C12]-[.$G$35]" office:value-type="float" office:value="0.0267735840030525" calcext:value-type="float">
            <text:p>0.0267735840030525</text:p>
          </table:table-cell>
          <table:table-cell/>
          <table:table-cell table:formula="of:=[.D12]*[.I12]*[.J12]" office:value-type="float" office:value="0.00000055643706914649" calcext:value-type="float">
            <text:p>5.56437069146486E-07</text:p>
          </table:table-cell>
          <table:table-cell table:formula="of:=[.D12]*[.I12]*[.I12]" office:value-type="float" office:value="0.00000031299687394473" calcext:value-type="float">
            <text:p>3.12996873944731E-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2494" calcext:value-type="float">
            <text:p>34.2494</text:p>
          </table:table-cell>
          <table:table-cell office:value-type="float" office:value="-174.8289" calcext:value-type="float">
            <text:p>-174.8289</text:p>
          </table:table-cell>
          <table:table-cell office:value-type="float" office:value="0.00067" calcext:value-type="float">
            <text:p>0.00067</text:p>
          </table:table-cell>
          <table:table-cell/>
          <table:table-cell table:formula="of:=[.B13]*[.D13]" office:value-type="float" office:value="0.022947098" calcext:value-type="float">
            <text:p>0.022947098</text:p>
          </table:table-cell>
          <table:table-cell table:formula="of:=[.C13]*[.D13]" office:value-type="float" office:value="-0.117135363" calcext:value-type="float">
            <text:p>-0.117135363</text:p>
          </table:table-cell>
          <table:table-cell/>
          <table:table-cell table:formula="of:=[.B13]-[.$F$35]" office:value-type="float" office:value="0.0153601902028342" calcext:value-type="float">
            <text:p>0.0153601902028342</text:p>
          </table:table-cell>
          <table:table-cell table:formula="of:=[.C13]-[.$G$35]" office:value-type="float" office:value="0.0267735840030525" calcext:value-type="float">
            <text:p>0.0267735840030525</text:p>
          </table:table-cell>
          <table:table-cell/>
          <table:table-cell table:formula="of:=[.D13]*[.I13]*[.J13]" office:value-type="float" office:value="0.00000027553571960796" calcext:value-type="float">
            <text:p>2.75535719607958E-07</text:p>
          </table:table-cell>
          <table:table-cell table:formula="of:=[.D13]*[.I13]*[.I13]" office:value-type="float" office:value="0.00000015807674685505" calcext:value-type="float">
            <text:p>1.58076746855053E-0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2497" calcext:value-type="float">
            <text:p>34.2497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363" calcext:value-type="float">
            <text:p>0.00363</text:p>
          </table:table-cell>
          <table:table-cell/>
          <table:table-cell table:formula="of:=[.B14]*[.D14]" office:value-type="float" office:value="0.124326411" calcext:value-type="float">
            <text:p>0.124326411</text:p>
          </table:table-cell>
          <table:table-cell table:formula="of:=[.C14]*[.D14]" office:value-type="float" office:value="-0.63462927" calcext:value-type="float">
            <text:p>-0.63462927</text:p>
          </table:table-cell>
          <table:table-cell/>
          <table:table-cell table:formula="of:=[.B14]-[.$F$35]" office:value-type="float" office:value="0.0156601902028299" calcext:value-type="float">
            <text:p>0.0156601902028299</text:p>
          </table:table-cell>
          <table:table-cell table:formula="of:=[.C14]-[.$G$35]" office:value-type="float" office:value="0.0266735840030492" calcext:value-type="float">
            <text:p>0.0266735840030492</text:p>
          </table:table-cell>
          <table:table-cell/>
          <table:table-cell table:formula="of:=[.D14]*[.I14]*[.J14]" office:value-type="float" office:value="0.00000151629963793045" calcext:value-type="float">
            <text:p>1.51629963793045E-06</text:p>
          </table:table-cell>
          <table:table-cell table:formula="of:=[.D14]*[.I14]*[.I14]" office:value-type="float" office:value="0.00000089022685259538" calcext:value-type="float">
            <text:p>8.90226852595383E-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25" calcext:value-type="float">
            <text:p>34.25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546" calcext:value-type="float">
            <text:p>0.00546</text:p>
          </table:table-cell>
          <table:table-cell/>
          <table:table-cell table:formula="of:=[.B15]*[.D15]" office:value-type="float" office:value="0.187005" calcext:value-type="float">
            <text:p>0.187005</text:p>
          </table:table-cell>
          <table:table-cell table:formula="of:=[.C15]*[.D15]" office:value-type="float" office:value="-0.95456634" calcext:value-type="float">
            <text:p>-0.95456634</text:p>
          </table:table-cell>
          <table:table-cell/>
          <table:table-cell table:formula="of:=[.B15]-[.$F$35]" office:value-type="float" office:value="0.0159601902028328" calcext:value-type="float">
            <text:p>0.0159601902028328</text:p>
          </table:table-cell>
          <table:table-cell table:formula="of:=[.C15]-[.$G$35]" office:value-type="float" office:value="0.0266735840030492" calcext:value-type="float">
            <text:p>0.0266735840030492</text:p>
          </table:table-cell>
          <table:table-cell/>
          <table:table-cell table:formula="of:=[.D15]*[.I15]*[.J15]" office:value-type="float" office:value="0.00000232440648847627" calcext:value-type="float">
            <text:p>2.32440648847627E-06</text:p>
          </table:table-cell>
          <table:table-cell table:formula="of:=[.D15]*[.I15]*[.I15]" office:value-type="float" office:value="0.00000139081308535588" calcext:value-type="float">
            <text:p>1.39081308535588E-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2503" calcext:value-type="float">
            <text:p>34.2503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211" calcext:value-type="float">
            <text:p>0.00211</text:p>
          </table:table-cell>
          <table:table-cell/>
          <table:table-cell table:formula="of:=[.B16]*[.D16]" office:value-type="float" office:value="0.072268133" calcext:value-type="float">
            <text:p>0.072268133</text:p>
          </table:table-cell>
          <table:table-cell table:formula="of:=[.C16]*[.D16]" office:value-type="float" office:value="-0.36888919" calcext:value-type="float">
            <text:p>-0.36888919</text:p>
          </table:table-cell>
          <table:table-cell/>
          <table:table-cell table:formula="of:=[.B16]-[.$F$35]" office:value-type="float" office:value="0.0162601902028356" calcext:value-type="float">
            <text:p>0.0162601902028356</text:p>
          </table:table-cell>
          <table:table-cell table:formula="of:=[.C16]-[.$G$35]" office:value-type="float" office:value="0.0266735840030492" calcext:value-type="float">
            <text:p>0.0266735840030492</text:p>
          </table:table-cell>
          <table:table-cell/>
          <table:table-cell table:formula="of:=[.D16]*[.I16]*[.J16]" office:value-type="float" office:value="0.00000091514402898269" calcext:value-type="float">
            <text:p>9.15144028982687E-07</text:p>
          </table:table-cell>
          <table:table-cell table:formula="of:=[.D16]*[.I16]*[.I16]" office:value-type="float" office:value="0.00000055787088726235" calcext:value-type="float">
            <text:p>5.57870887262348E-0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2506" calcext:value-type="float">
            <text:p>34.2506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332" calcext:value-type="float">
            <text:p>0.00332</text:p>
          </table:table-cell>
          <table:table-cell/>
          <table:table-cell table:formula="of:=[.B17]*[.D17]" office:value-type="float" office:value="0.113711992" calcext:value-type="float">
            <text:p>0.113711992</text:p>
          </table:table-cell>
          <table:table-cell table:formula="of:=[.C17]*[.D17]" office:value-type="float" office:value="-0.58043228" calcext:value-type="float">
            <text:p>-0.58043228</text:p>
          </table:table-cell>
          <table:table-cell/>
          <table:table-cell table:formula="of:=[.B17]-[.$F$35]" office:value-type="float" office:value="0.0165601902028314" calcext:value-type="float">
            <text:p>0.0165601902028314</text:p>
          </table:table-cell>
          <table:table-cell table:formula="of:=[.C17]-[.$G$35]" office:value-type="float" office:value="0.0266735840030492" calcext:value-type="float">
            <text:p>0.0266735840030492</text:p>
          </table:table-cell>
          <table:table-cell/>
          <table:table-cell table:formula="of:=[.D17]*[.I17]*[.J17]" office:value-type="float" office:value="0.00000146650915327923" calcext:value-type="float">
            <text:p>1.46650915327923E-06</text:p>
          </table:table-cell>
          <table:table-cell table:formula="of:=[.D17]*[.I17]*[.I17]" office:value-type="float" office:value="0.00000091047646651912" calcext:value-type="float">
            <text:p>9.10476466519124E-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2509" calcext:value-type="float">
            <text:p>34.2509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163" calcext:value-type="float">
            <text:p>0.00163</text:p>
          </table:table-cell>
          <table:table-cell/>
          <table:table-cell table:formula="of:=[.B18]*[.D18]" office:value-type="float" office:value="0.055828967" calcext:value-type="float">
            <text:p>0.055828967</text:p>
          </table:table-cell>
          <table:table-cell table:formula="of:=[.C18]*[.D18]" office:value-type="float" office:value="-0.28497127" calcext:value-type="float">
            <text:p>-0.28497127</text:p>
          </table:table-cell>
          <table:table-cell/>
          <table:table-cell table:formula="of:=[.B18]-[.$F$35]" office:value-type="float" office:value="0.0168601902028342" calcext:value-type="float">
            <text:p>0.0168601902028342</text:p>
          </table:table-cell>
          <table:table-cell table:formula="of:=[.C18]-[.$G$35]" office:value-type="float" office:value="0.0266735840030492" calcext:value-type="float">
            <text:p>0.0266735840030492</text:p>
          </table:table-cell>
          <table:table-cell/>
          <table:table-cell table:formula="of:=[.D18]*[.I18]*[.J18]" office:value-type="float" office:value="0.00000073304637048278" calcext:value-type="float">
            <text:p>7.33046370482779E-07</text:p>
          </table:table-cell>
          <table:table-cell table:formula="of:=[.D18]*[.I18]*[.I18]" office:value-type="float" office:value="0.00000046335360229147" calcext:value-type="float">
            <text:p>4.63353602291469E-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.2513" calcext:value-type="float">
            <text:p>34.2513</text:p>
          </table:table-cell>
          <table:table-cell office:value-type="float" office:value="-174.8289" calcext:value-type="float">
            <text:p>-174.8289</text:p>
          </table:table-cell>
          <table:table-cell office:value-type="float" office:value="0.00189" calcext:value-type="float">
            <text:p>0.00189</text:p>
          </table:table-cell>
          <table:table-cell/>
          <table:table-cell table:formula="of:=[.B19]*[.D19]" office:value-type="float" office:value="0.064734957" calcext:value-type="float">
            <text:p>0.064734957</text:p>
          </table:table-cell>
          <table:table-cell table:formula="of:=[.C19]*[.D19]" office:value-type="float" office:value="-0.330426621" calcext:value-type="float">
            <text:p>-0.330426621</text:p>
          </table:table-cell>
          <table:table-cell/>
          <table:table-cell table:formula="of:=[.B19]-[.$F$35]" office:value-type="float" office:value="0.0172601902028333" calcext:value-type="float">
            <text:p>0.0172601902028333</text:p>
          </table:table-cell>
          <table:table-cell table:formula="of:=[.C19]-[.$G$35]" office:value-type="float" office:value="0.0267735840030525" calcext:value-type="float">
            <text:p>0.0267735840030525</text:p>
          </table:table-cell>
          <table:table-cell/>
          <table:table-cell table:formula="of:=[.D19]*[.I19]*[.J19]" office:value-type="float" office:value="0.00000087340141785498" calcext:value-type="float">
            <text:p>8.73401417854979E-07</text:p>
          </table:table-cell>
          <table:table-cell table:formula="of:=[.D19]*[.I19]*[.I19]" office:value-type="float" office:value="0.00000056305777343379" calcext:value-type="float">
            <text:p>5.63057773433788E-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2516" calcext:value-type="float">
            <text:p>34.2516</text:p>
          </table:table-cell>
          <table:table-cell office:value-type="float" office:value="-174.8291" calcext:value-type="float">
            <text:p>-174.8291</text:p>
          </table:table-cell>
          <table:table-cell office:value-type="float" office:value="0.0055" calcext:value-type="float">
            <text:p>0.0055</text:p>
          </table:table-cell>
          <table:table-cell/>
          <table:table-cell table:formula="of:=[.B20]*[.D20]" office:value-type="float" office:value="0.1883838" calcext:value-type="float">
            <text:p>0.1883838</text:p>
          </table:table-cell>
          <table:table-cell table:formula="of:=[.C20]*[.D20]" office:value-type="float" office:value="-0.96156005" calcext:value-type="float">
            <text:p>-0.96156005</text:p>
          </table:table-cell>
          <table:table-cell/>
          <table:table-cell table:formula="of:=[.B20]-[.$F$35]" office:value-type="float" office:value="0.0175601902028362" calcext:value-type="float">
            <text:p>0.0175601902028362</text:p>
          </table:table-cell>
          <table:table-cell table:formula="of:=[.C20]-[.$G$35]" office:value-type="float" office:value="0.0265735840030459" calcext:value-type="float">
            <text:p>0.0265735840030459</text:p>
          </table:table-cell>
          <table:table-cell/>
          <table:table-cell table:formula="of:=[.D20]*[.I20]*[.J20]" office:value-type="float" office:value="0.00000256650454205492" calcext:value-type="float">
            <text:p>2.56650454205492E-06</text:p>
          </table:table-cell>
          <table:table-cell table:formula="of:=[.D20]*[.I20]*[.I20]" office:value-type="float" office:value="0.00000169598153977881" calcext:value-type="float">
            <text:p>1.69598153977881E-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2519" calcext:value-type="float">
            <text:p>34.2519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417" calcext:value-type="float">
            <text:p>0.00417</text:p>
          </table:table-cell>
          <table:table-cell/>
          <table:table-cell table:formula="of:=[.B21]*[.D21]" office:value-type="float" office:value="0.142830423" calcext:value-type="float">
            <text:p>0.142830423</text:p>
          </table:table-cell>
          <table:table-cell table:formula="of:=[.C21]*[.D21]" office:value-type="float" office:value="-0.72903693" calcext:value-type="float">
            <text:p>-0.72903693</text:p>
          </table:table-cell>
          <table:table-cell/>
          <table:table-cell table:formula="of:=[.B21]-[.$F$35]" office:value-type="float" office:value="0.0178601902028319" calcext:value-type="float">
            <text:p>0.0178601902028319</text:p>
          </table:table-cell>
          <table:table-cell table:formula="of:=[.C21]-[.$G$35]" office:value-type="float" office:value="0.0266735840030492" calcext:value-type="float">
            <text:p>0.0266735840030492</text:p>
          </table:table-cell>
          <table:table-cell/>
          <table:table-cell table:formula="of:=[.D21]*[.I21]*[.J21]" office:value-type="float" office:value="0.00000198656833296926" calcext:value-type="float">
            <text:p>1.98656833296926E-06</text:p>
          </table:table-cell>
          <table:table-cell table:formula="of:=[.D21]*[.I21]*[.I21]" office:value-type="float" office:value="0.00000133017326331916" calcext:value-type="float">
            <text:p>1.33017326331916E-0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2522" calcext:value-type="float">
            <text:p>34.2522</text:p>
          </table:table-cell>
          <table:table-cell office:value-type="float" office:value="-174.8291" calcext:value-type="float">
            <text:p>-174.8291</text:p>
          </table:table-cell>
          <table:table-cell office:value-type="float" office:value="0.00468" calcext:value-type="float">
            <text:p>0.00468</text:p>
          </table:table-cell>
          <table:table-cell/>
          <table:table-cell table:formula="of:=[.B22]*[.D22]" office:value-type="float" office:value="0.160300296" calcext:value-type="float">
            <text:p>0.160300296</text:p>
          </table:table-cell>
          <table:table-cell table:formula="of:=[.C22]*[.D22]" office:value-type="float" office:value="-0.818200188" calcext:value-type="float">
            <text:p>-0.818200188</text:p>
          </table:table-cell>
          <table:table-cell/>
          <table:table-cell table:formula="of:=[.B22]-[.$F$35]" office:value-type="float" office:value="0.0181601902028348" calcext:value-type="float">
            <text:p>0.0181601902028348</text:p>
          </table:table-cell>
          <table:table-cell table:formula="of:=[.C22]-[.$G$35]" office:value-type="float" office:value="0.0265735840030459" calcext:value-type="float">
            <text:p>0.0265735840030459</text:p>
          </table:table-cell>
          <table:table-cell/>
          <table:table-cell table:formula="of:=[.D22]*[.I22]*[.J22]" office:value-type="float" office:value="0.00000225848067057438" calcext:value-type="float">
            <text:p>2.25848067057438E-06</text:p>
          </table:table-cell>
          <table:table-cell table:formula="of:=[.D22]*[.I22]*[.I22]" office:value-type="float" office:value="0.00000154342893839068" calcext:value-type="float">
            <text:p>1.54342893839068E-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2525" calcext:value-type="float">
            <text:p>34.2525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273" calcext:value-type="float">
            <text:p>0.00273</text:p>
          </table:table-cell>
          <table:table-cell/>
          <table:table-cell table:formula="of:=[.B23]*[.D23]" office:value-type="float" office:value="0.093509325" calcext:value-type="float">
            <text:p>0.093509325</text:p>
          </table:table-cell>
          <table:table-cell table:formula="of:=[.C23]*[.D23]" office:value-type="float" office:value="-0.47728317" calcext:value-type="float">
            <text:p>-0.47728317</text:p>
          </table:table-cell>
          <table:table-cell/>
          <table:table-cell table:formula="of:=[.B23]-[.$F$35]" office:value-type="float" office:value="0.0184601902028305" calcext:value-type="float">
            <text:p>0.0184601902028305</text:p>
          </table:table-cell>
          <table:table-cell table:formula="of:=[.C23]-[.$G$35]" office:value-type="float" office:value="0.0266735840030492" calcext:value-type="float">
            <text:p>0.0266735840030492</text:p>
          </table:table-cell>
          <table:table-cell/>
          <table:table-cell table:formula="of:=[.D23]*[.I23]*[.J23]" office:value-type="float" office:value="0.00000134425045505878" calcext:value-type="float">
            <text:p>1.34425045505878E-06</text:p>
          </table:table-cell>
          <table:table-cell table:formula="of:=[.D23]*[.I23]*[.I23]" office:value-type="float" office:value="0.00000093032563894638" calcext:value-type="float">
            <text:p>9.30325638946376E-0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2528" calcext:value-type="float">
            <text:p>34.2528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174" calcext:value-type="float">
            <text:p>0.00174</text:p>
          </table:table-cell>
          <table:table-cell/>
          <table:table-cell table:formula="of:=[.B24]*[.D24]" office:value-type="float" office:value="0.059599872" calcext:value-type="float">
            <text:p>0.059599872</text:p>
          </table:table-cell>
          <table:table-cell table:formula="of:=[.C24]*[.D24]" office:value-type="float" office:value="-0.30420246" calcext:value-type="float">
            <text:p>-0.30420246</text:p>
          </table:table-cell>
          <table:table-cell/>
          <table:table-cell table:formula="of:=[.B24]-[.$F$35]" office:value-type="float" office:value="0.0187601902028334" calcext:value-type="float">
            <text:p>0.0187601902028334</text:p>
          </table:table-cell>
          <table:table-cell table:formula="of:=[.C24]-[.$G$35]" office:value-type="float" office:value="0.0266735840030492" calcext:value-type="float">
            <text:p>0.0266735840030492</text:p>
          </table:table-cell>
          <table:table-cell/>
          <table:table-cell table:formula="of:=[.D24]*[.I24]*[.J24]" office:value-type="float" office:value="0.00000087069862616192" calcext:value-type="float">
            <text:p>8.70698626161915E-07</text:p>
          </table:table-cell>
          <table:table-cell table:formula="of:=[.D24]*[.I24]*[.I24]" office:value-type="float" office:value="0.00000061238384141689" calcext:value-type="float">
            <text:p>6.12383841416884E-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.2531" calcext:value-type="float">
            <text:p>34.2531</text:p>
          </table:table-cell>
          <table:table-cell office:value-type="float" office:value="-174.829" calcext:value-type="float">
            <text:p>-174.829</text:p>
          </table:table-cell>
          <table:table-cell office:value-type="float" office:value="0.00326" calcext:value-type="float">
            <text:p>0.00326</text:p>
          </table:table-cell>
          <table:table-cell/>
          <table:table-cell table:formula="of:=[.B25]*[.D25]" office:value-type="float" office:value="0.111665106" calcext:value-type="float">
            <text:p>0.111665106</text:p>
          </table:table-cell>
          <table:table-cell table:formula="of:=[.C25]*[.D25]" office:value-type="float" office:value="-0.56994254" calcext:value-type="float">
            <text:p>-0.56994254</text:p>
          </table:table-cell>
          <table:table-cell/>
          <table:table-cell table:formula="of:=[.B25]-[.$F$35]" office:value-type="float" office:value="0.0190601902028362" calcext:value-type="float">
            <text:p>0.0190601902028362</text:p>
          </table:table-cell>
          <table:table-cell table:formula="of:=[.C25]-[.$G$35]" office:value-type="float" office:value="0.0266735840030492" calcext:value-type="float">
            <text:p>0.0266735840030492</text:p>
          </table:table-cell>
          <table:table-cell/>
          <table:table-cell table:formula="of:=[.D25]*[.I25]*[.J25]" office:value-type="float" office:value="0.0000016573956854356" calcext:value-type="float">
            <text:p>1.6573956854356E-06</text:p>
          </table:table-cell>
          <table:table-cell table:formula="of:=[.D25]*[.I25]*[.I25]" office:value-type="float" office:value="0.00000118432817285264" calcext:value-type="float">
            <text:p>1.18432817285264E-0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.2534" calcext:value-type="float">
            <text:p>34.2534</text:p>
          </table:table-cell>
          <table:table-cell office:value-type="float" office:value="-174.8289" calcext:value-type="float">
            <text:p>-174.8289</text:p>
          </table:table-cell>
          <table:table-cell office:value-type="float" office:value="0.00154" calcext:value-type="float">
            <text:p>0.00154</text:p>
          </table:table-cell>
          <table:table-cell/>
          <table:table-cell table:formula="of:=[.B26]*[.D26]" office:value-type="float" office:value="0.052750236" calcext:value-type="float">
            <text:p>0.052750236</text:p>
          </table:table-cell>
          <table:table-cell table:formula="of:=[.C26]*[.D26]" office:value-type="float" office:value="-0.269236506" calcext:value-type="float">
            <text:p>-0.269236506</text:p>
          </table:table-cell>
          <table:table-cell/>
          <table:table-cell table:formula="of:=[.B26]-[.$F$35]" office:value-type="float" office:value="0.019360190202832" calcext:value-type="float">
            <text:p>0.019360190202832</text:p>
          </table:table-cell>
          <table:table-cell table:formula="of:=[.C26]-[.$G$35]" office:value-type="float" office:value="0.0267735840030525" calcext:value-type="float">
            <text:p>0.0267735840030525</text:p>
          </table:table-cell>
          <table:table-cell/>
          <table:table-cell table:formula="of:=[.D26]*[.I26]*[.J26]" office:value-type="float" office:value="0.00000079824618521432" calcext:value-type="float">
            <text:p>7.98246185214318E-07</text:p>
          </table:table-cell>
          <table:table-cell table:formula="of:=[.D26]*[.I26]*[.I26]" office:value-type="float" office:value="0.00000057721812562234" calcext:value-type="float">
            <text:p>5.7721812562234E-0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.2538" calcext:value-type="float">
            <text:p>34.2538</text:p>
          </table:table-cell>
          <table:table-cell office:value-type="float" office:value="-174.8289" calcext:value-type="float">
            <text:p>-174.8289</text:p>
          </table:table-cell>
          <table:table-cell office:value-type="float" office:value="0.00127" calcext:value-type="float">
            <text:p>0.00127</text:p>
          </table:table-cell>
          <table:table-cell/>
          <table:table-cell table:formula="of:=[.B27]*[.D27]" office:value-type="float" office:value="0.043502326" calcext:value-type="float">
            <text:p>0.043502326</text:p>
          </table:table-cell>
          <table:table-cell table:formula="of:=[.C27]*[.D27]" office:value-type="float" office:value="-0.222032703" calcext:value-type="float">
            <text:p>-0.222032703</text:p>
          </table:table-cell>
          <table:table-cell/>
          <table:table-cell table:formula="of:=[.B27]-[.$F$35]" office:value-type="float" office:value="0.019760190202831" calcext:value-type="float">
            <text:p>0.019760190202831</text:p>
          </table:table-cell>
          <table:table-cell table:formula="of:=[.C27]-[.$G$35]" office:value-type="float" office:value="0.0267735840030525" calcext:value-type="float">
            <text:p>0.0267735840030525</text:p>
          </table:table-cell>
          <table:table-cell/>
          <table:table-cell table:formula="of:=[.D27]*[.I27]*[.J27]" office:value-type="float" office:value="0.00000067189491263598" calcext:value-type="float">
            <text:p>6.71894912635976E-07</text:p>
          </table:table-cell>
          <table:table-cell table:formula="of:=[.D27]*[.I27]*[.I27]" office:value-type="float" office:value="0.00000049589069840212" calcext:value-type="float">
            <text:p>4.95890698402116E-0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2541" calcext:value-type="float">
            <text:p>34.2541</text:p>
          </table:table-cell>
          <table:table-cell office:value-type="float" office:value="-174.8291" calcext:value-type="float">
            <text:p>-174.8291</text:p>
          </table:table-cell>
          <table:table-cell office:value-type="float" office:value="0.00799" calcext:value-type="float">
            <text:p>0.00799</text:p>
          </table:table-cell>
          <table:table-cell/>
          <table:table-cell table:formula="of:=[.B28]*[.D28]" office:value-type="float" office:value="0.273690259" calcext:value-type="float">
            <text:p>0.273690259</text:p>
          </table:table-cell>
          <table:table-cell table:formula="of:=[.C28]*[.D28]" office:value-type="float" office:value="-1.396884509" calcext:value-type="float">
            <text:p>-1.396884509</text:p>
          </table:table-cell>
          <table:table-cell/>
          <table:table-cell table:formula="of:=[.B28]-[.$F$35]" office:value-type="float" office:value="0.0200601902028339" calcext:value-type="float">
            <text:p>0.0200601902028339</text:p>
          </table:table-cell>
          <table:table-cell table:formula="of:=[.C28]-[.$G$35]" office:value-type="float" office:value="0.0265735840030459" calcext:value-type="float">
            <text:p>0.0265735840030459</text:p>
          </table:table-cell>
          <table:table-cell/>
          <table:table-cell table:formula="of:=[.D28]*[.I28]*[.J28]" office:value-type="float" office:value="0.00000425923848428196" calcext:value-type="float">
            <text:p>4.25923848428196E-06</text:p>
          </table:table-cell>
          <table:table-cell table:formula="of:=[.D28]*[.I28]*[.I28]" office:value-type="float" office:value="0.00000321526573548125" calcext:value-type="float">
            <text:p>3.21526573548125E-0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.2547" calcext:value-type="float">
            <text:p>34.2547</text:p>
          </table:table-cell>
          <table:table-cell office:value-type="float" office:value="-174.8293" calcext:value-type="float">
            <text:p>-174.8293</text:p>
          </table:table-cell>
          <table:table-cell office:value-type="float" office:value="0.03027" calcext:value-type="float">
            <text:p>0.03027</text:p>
          </table:table-cell>
          <table:table-cell/>
          <table:table-cell table:formula="of:=[.B29]*[.D29]" office:value-type="float" office:value="1.036889769" calcext:value-type="float">
            <text:p>1.036889769</text:p>
          </table:table-cell>
          <table:table-cell table:formula="of:=[.C29]*[.D29]" office:value-type="float" office:value="-5.292082911" calcext:value-type="float">
            <text:p>-5.292082911</text:p>
          </table:table-cell>
          <table:table-cell/>
          <table:table-cell table:formula="of:=[.B29]-[.$F$35]" office:value-type="float" office:value="0.0206601902028325" calcext:value-type="float">
            <text:p>0.0206601902028325</text:p>
          </table:table-cell>
          <table:table-cell table:formula="of:=[.C29]-[.$G$35]" office:value-type="float" office:value="0.0263735840030677" calcext:value-type="float">
            <text:p>0.0263735840030677</text:p>
          </table:table-cell>
          <table:table-cell/>
          <table:table-cell table:formula="of:=[.D29]*[.I29]*[.J29]" office:value-type="float" office:value="0.0000164936163357079" calcext:value-type="float">
            <text:p>1.64936163357079E-05</text:p>
          </table:table-cell>
          <table:table-cell table:formula="of:=[.D29]*[.I29]*[.I29]" office:value-type="float" office:value="0.0000129205515105051" calcext:value-type="float">
            <text:p>1.29205515105051E-0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2656" calcext:value-type="float">
            <text:p>34.2656</text:p>
          </table:table-cell>
          <table:table-cell office:value-type="float" office:value="-174.8305" calcext:value-type="float">
            <text:p>-174.8305</text:p>
          </table:table-cell>
          <table:table-cell office:value-type="float" office:value="0.11668" calcext:value-type="float">
            <text:p>0.11668</text:p>
          </table:table-cell>
          <table:table-cell/>
          <table:table-cell table:formula="of:=[.B30]*[.D30]" office:value-type="float" office:value="3.998110208" calcext:value-type="float">
            <text:p>3.998110208</text:p>
          </table:table-cell>
          <table:table-cell table:formula="of:=[.C30]*[.D30]" office:value-type="float" office:value="-20.39922274" calcext:value-type="float">
            <text:p>-20.39922274</text:p>
          </table:table-cell>
          <table:table-cell/>
          <table:table-cell table:formula="of:=[.B30]-[.$F$35]" office:value-type="float" office:value="0.031560190202832" calcext:value-type="float">
            <text:p>0.031560190202832</text:p>
          </table:table-cell>
          <table:table-cell table:formula="of:=[.C30]-[.$G$35]" office:value-type="float" office:value="0.0251735840030562" calcext:value-type="float">
            <text:p>0.0251735840030562</text:p>
          </table:table-cell>
          <table:table-cell/>
          <table:table-cell table:formula="of:=[.D30]*[.I30]*[.J30]" office:value-type="float" office:value="0.000092700288017389" calcext:value-type="float">
            <text:p>9.2700288017389E-05</text:p>
          </table:table-cell>
          <table:table-cell table:formula="of:=[.D30]*[.I30]*[.I30]" office:value-type="float" office:value="0.00011621860126595" calcext:value-type="float">
            <text:p>0.000116218601265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3233" calcext:value-type="float">
            <text:p>34.3233</text:p>
          </table:table-cell>
          <table:table-cell office:value-type="float" office:value="-174.8089" calcext:value-type="float">
            <text:p>-174.8089</text:p>
          </table:table-cell>
          <table:table-cell office:value-type="float" office:value="0.31508" calcext:value-type="float">
            <text:p>0.31508</text:p>
          </table:table-cell>
          <table:table-cell/>
          <table:table-cell table:formula="of:=[.B31]*[.D31]" office:value-type="float" office:value="10.814585364" calcext:value-type="float">
            <text:p>10.814585364</text:p>
          </table:table-cell>
          <table:table-cell table:formula="of:=[.C31]*[.D31]" office:value-type="float" office:value="-55.078788212" calcext:value-type="float">
            <text:p>-55.078788212</text:p>
          </table:table-cell>
          <table:table-cell/>
          <table:table-cell table:formula="of:=[.B31]-[.$F$35]" office:value-type="float" office:value="0.089260190202836" calcext:value-type="float">
            <text:p>0.089260190202836</text:p>
          </table:table-cell>
          <table:table-cell table:formula="of:=[.C31]-[.$G$35]" office:value-type="float" office:value="0.0467735840030628" calcext:value-type="float">
            <text:p>0.0467735840030628</text:p>
          </table:table-cell>
          <table:table-cell/>
          <table:table-cell table:formula="of:=[.D31]*[.I31]*[.J31]" office:value-type="float" office:value="0.00131546498796361" calcext:value-type="float">
            <text:p>0.00131546498796361</text:p>
          </table:table-cell>
          <table:table-cell table:formula="of:=[.D31]*[.I31]*[.I31]" office:value-type="float" office:value="0.00251036258036404" calcext:value-type="float">
            <text:p>0.002510362580364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5533" calcext:value-type="float">
            <text:p>34.5533</text:p>
          </table:table-cell>
          <table:table-cell office:value-type="float" office:value="-174.7174" calcext:value-type="float">
            <text:p>-174.7174</text:p>
          </table:table-cell>
          <table:table-cell office:value-type="float" office:value="0.79026" calcext:value-type="float">
            <text:p>0.79026</text:p>
          </table:table-cell>
          <table:table-cell/>
          <table:table-cell table:formula="of:=[.B32]*[.D32]" office:value-type="float" office:value="27.306090858" calcext:value-type="float">
            <text:p>27.306090858</text:p>
          </table:table-cell>
          <table:table-cell table:formula="of:=[.C32]*[.D32]" office:value-type="float" office:value="-138.072172524" calcext:value-type="float">
            <text:p>-138.072172524</text:p>
          </table:table-cell>
          <table:table-cell/>
          <table:table-cell table:formula="of:=[.B32]-[.$F$35]" office:value-type="float" office:value="0.319260190202833" calcext:value-type="float">
            <text:p>0.319260190202833</text:p>
          </table:table-cell>
          <table:table-cell table:formula="of:=[.C32]-[.$G$35]" office:value-type="float" office:value="0.138273584003059" calcext:value-type="float">
            <text:p>0.138273584003059</text:p>
          </table:table-cell>
          <table:table-cell/>
          <table:table-cell table:formula="of:=[.D32]*[.I32]*[.J32]" office:value-type="float" office:value="0.0348862258409763" calcext:value-type="float">
            <text:p>0.0348862258409763</text:p>
          </table:table-cell>
          <table:table-cell table:formula="of:=[.D32]*[.I32]*[.I32]" office:value-type="float" office:value="0.0805488855861483" calcext:value-type="float">
            <text:p>0.08054888558614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formula="of:=SUM([.D1:.D32])" office:value-type="float" office:value="2.613" calcext:value-type="float">
            <text:p>2.613</text:p>
          </table:table-cell>
          <table:table-cell/>
          <table:table-cell table:formula="of:=SUM([.F1:.F32])" office:value-type="float" office:value="89.453546023" calcext:value-type="float">
            <text:p>89.453546023</text:p>
          </table:table-cell>
          <table:table-cell table:formula="of:=SUM([.G1:.G32])" office:value-type="float" office:value="-456.897875075" calcext:value-type="float">
            <text:p>-456.897875075</text:p>
          </table:table-cell>
          <table:table-cell table:number-columns-repeated="4"/>
          <table:table-cell table:formula="of:=SUM([.L1:.L32])" office:value-type="float" office:value="0.0750919099223273" calcext:value-type="float">
            <text:p>0.0750919099223273</text:p>
          </table:table-cell>
          <table:table-cell table:formula="of:=SUM([.M1:.M32])" office:value-type="float" office:value="0.165081243424564" calcext:value-type="float">
            <text:p>0.165081243424564</text:p>
          </table:table-cell>
          <table:table-cell table:formula="of:=[.L34]/[.M34]" office:value-type="float" office:value="0.454878509299826" calcext:value-type="float">
            <text:p>0.454878509299826</text:p>
          </table:table-cell>
        </table:table-row>
        <table:table-row table:style-name="ro1">
          <table:table-cell table:number-columns-repeated="5"/>
          <table:table-cell table:formula="of:=[.F34]/[.D34]" office:value-type="float" office:value="34.2340398097972" calcext:value-type="float">
            <text:p>34.2340398097972</text:p>
          </table:table-cell>
          <table:table-cell table:formula="of:=[.G34]/[.D34]" office:value-type="float" office:value="-174.855673584003" calcext:value-type="float">
            <text:p>-174.855673584003</text:p>
          </table:table-cell>
          <table:table-cell table:number-columns-repeated="7"/>
        </table:table-row>
        <table:table-row table:style-name="ro1">
          <table:table-cell table:number-columns-repeated="11"/>
          <table:table-cell table:formula="of:=[.B32]-[.B1]" office:value-type="float" office:value="0.621699999999997" calcext:value-type="float">
            <text:p>0.621699999999997</text:p>
          </table:table-cell>
          <table:table-cell table:formula="of:=[.C32]-[.C1]" office:value-type="float" office:value="0.282399999999996" calcext:value-type="float">
            <text:p>0.282399999999996</text:p>
          </table:table-cell>
          <table:table-cell table:formula="of:=[.M36]/[.L36]" office:value-type="float" office:value="0.45423837863921" calcext:value-type="float">
            <text:p>0.45423837863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3T23:49:14.193069905</dc:date>
    <meta:editing-duration>PT4H57M16S</meta:editing-duration>
    <meta:editing-cycles>21</meta:editing-cycles>
    <meta:generator>LibreOffice/7.3.7.2$Linux_X86_64 LibreOffice_project/30$Build-2</meta:generator>
    <meta:document-statistic meta:table-count="1" meta:cell-count="33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63cm" svg:height="18.278cm" xlink:href=".." xlink:type="simple" chart:class="chart:scatter" chart:style-name="ch1">
        <chart:legend chart:legend-position="end" svg:x="23.467cm" svg:y="8.591cm" style:legend-expansion="high" chart:style-name="ch2"/>
        <chart:plot-area chart:style-name="ch3" table:cell-range-address="Sheet1.B1:Sheet1.C64" svg:x="0.551cm" svg:y="0.365cm" svg:width="22.365cm" svg:height="17.548cm">
          <chart:coordinate-region svg:x="1.94cm" svg:y="0.564cm" svg:width="20.644cm" svg:height="17.1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64" chart:class="chart:scatter">
            <chart:domain table:cell-range-address="Sheet1.B1:Sheet1.B64"/>
            <chart:regression-curve chart:style-name="ch8">
              <chart:equation chart:display-equation="true" chart:display-r-square="true"/>
            </chart:regression-curve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9316">
                <text:p>33.9316</text:p>
                <draw:g>
                  <svg:desc>Sheet1.B1:Sheet1.B64</svg:desc>
                </draw:g>
              </table:table-cell>
              <table:table-cell office:value-type="float" office:value="-174.9998">
                <text:p>-174.9998</text:p>
                <draw:g>
                  <svg:desc>Sheet1.C1:Sheet1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173">
                <text:p>34.173</text:p>
              </table:table-cell>
              <table:table-cell office:value-type="float" office:value="-174.8707">
                <text:p>-174.8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2356">
                <text:p>34.2356</text:p>
              </table:table-cell>
              <table:table-cell office:value-type="float" office:value="-174.8299">
                <text:p>-174.8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466">
                <text:p>34.2466</text:p>
              </table:table-cell>
              <table:table-cell office:value-type="float" office:value="-174.8292">
                <text:p>-174.8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2469">
                <text:p>34.2469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472">
                <text:p>34.2472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2475">
                <text:p>34.2475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478">
                <text:p>34.2478</text:p>
              </table:table-cell>
              <table:table-cell office:value-type="float" office:value="-174.8289">
                <text:p>-174.8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481">
                <text:p>34.2481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84">
                <text:p>34.2484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2488">
                <text:p>34.2488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491">
                <text:p>34.2491</text:p>
              </table:table-cell>
              <table:table-cell office:value-type="float" office:value="-174.8289">
                <text:p>-174.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494">
                <text:p>34.2494</text:p>
              </table:table-cell>
              <table:table-cell office:value-type="float" office:value="-174.8289">
                <text:p>-174.8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497">
                <text:p>34.2497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5">
                <text:p>34.25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03">
                <text:p>34.2503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2506">
                <text:p>34.2506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2509">
                <text:p>34.2509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2513">
                <text:p>34.2513</text:p>
              </table:table-cell>
              <table:table-cell office:value-type="float" office:value="-174.8289">
                <text:p>-174.8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16">
                <text:p>34.2516</text:p>
              </table:table-cell>
              <table:table-cell office:value-type="float" office:value="-174.8291">
                <text:p>-174.8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519">
                <text:p>34.2519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2522">
                <text:p>34.2522</text:p>
              </table:table-cell>
              <table:table-cell office:value-type="float" office:value="-174.8291">
                <text:p>-174.8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525">
                <text:p>34.2525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528">
                <text:p>34.2528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2531">
                <text:p>34.2531</text:p>
              </table:table-cell>
              <table:table-cell office:value-type="float" office:value="-174.829">
                <text:p>-174.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2534">
                <text:p>34.2534</text:p>
              </table:table-cell>
              <table:table-cell office:value-type="float" office:value="-174.8289">
                <text:p>-174.8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2538">
                <text:p>34.2538</text:p>
              </table:table-cell>
              <table:table-cell office:value-type="float" office:value="-174.8289">
                <text:p>-174.8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2541">
                <text:p>34.2541</text:p>
              </table:table-cell>
              <table:table-cell office:value-type="float" office:value="-174.8291">
                <text:p>-174.8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2547">
                <text:p>34.2547</text:p>
              </table:table-cell>
              <table:table-cell office:value-type="float" office:value="-174.8293">
                <text:p>-174.8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2656">
                <text:p>34.2656</text:p>
              </table:table-cell>
              <table:table-cell office:value-type="float" office:value="-174.8305">
                <text:p>-174.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3233">
                <text:p>34.3233</text:p>
              </table:table-cell>
              <table:table-cell office:value-type="float" office:value="-174.8089">
                <text:p>-174.8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5533">
                <text:p>34.5533</text:p>
              </table:table-cell>
              <table:table-cell office:value-type="float" office:value="-174.7174">
                <text:p>-174.7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03cm" svg:height="14.663cm" xlink:href=".." xlink:type="simple" chart:class="chart:scatter" chart:style-name="ch1">
        <chart:legend chart:legend-position="end" svg:x="21.293cm" svg:y="6.783cm" style:legend-expansion="high" chart:style-name="ch2"/>
        <chart:plot-area chart:style-name="ch3" table:cell-range-address="Sheet1.I1:Sheet1.J32" svg:x="0.522cm" svg:y="0.293cm" svg:width="20.249cm" svg:height="14.077cm">
          <chart:coordinate-region svg:x="0.813cm" svg:y="0.492cm" svg:width="19.718cm" svg:height="13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:Sheet1.J32" chart:class="chart:scatter">
            <chart:domain table:cell-range-address="Sheet1.I1:Sheet1.I32"/>
            <chart:regression-curve chart:style-name="ch8">
              <chart:equation chart:display-equation="true" chart:display-r-square="true"/>
            </chart:regression-curve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02439809797164">
                <text:p>-0.302439809797164</text:p>
                <draw:g>
                  <svg:desc>Sheet1.I1:Sheet1.I32</svg:desc>
                </draw:g>
              </table:table-cell>
              <table:table-cell office:value-type="float" office:value="-0.144126415996936">
                <text:p>-0.144126415996936</text:p>
                <draw:g>
                  <svg:desc>Sheet1.J1:Sheet1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10398097971654">
                <text:p>-0.0610398097971654</text:p>
              </table:table-cell>
              <table:table-cell office:value-type="float" office:value="-0.0150264159969424">
                <text:p>-0.0150264159969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6019020283082">
                <text:p>0.00156019020283082</text:p>
              </table:table-cell>
              <table:table-cell office:value-type="float" office:value="0.0257735840030477">
                <text:p>0.0257735840030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601902028336">
                <text:p>0.0125601902028336</text:p>
              </table:table-cell>
              <table:table-cell office:value-type="float" office:value="0.026473584003071">
                <text:p>0.026473584003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8601902028294">
                <text:p>0.0128601902028294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601902028322">
                <text:p>0.0131601902028322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4601902028351">
                <text:p>0.0134601902028351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7601902028308">
                <text:p>0.0137601902028308</text:p>
              </table:table-cell>
              <table:table-cell office:value-type="float" office:value="0.0267735840030525">
                <text:p>0.0267735840030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0601902028337">
                <text:p>0.0140601902028337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3601902028294">
                <text:p>0.0143601902028294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7601902028356">
                <text:p>0.0147601902028356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0601902028313">
                <text:p>0.0150601902028313</text:p>
              </table:table-cell>
              <table:table-cell office:value-type="float" office:value="0.0267735840030525">
                <text:p>0.0267735840030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3601902028342">
                <text:p>0.0153601902028342</text:p>
              </table:table-cell>
              <table:table-cell office:value-type="float" office:value="0.0267735840030525">
                <text:p>0.0267735840030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56601902028299">
                <text:p>0.0156601902028299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9601902028328">
                <text:p>0.0159601902028328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2601902028356">
                <text:p>0.0162601902028356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5601902028314">
                <text:p>0.0165601902028314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8601902028342">
                <text:p>0.0168601902028342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2601902028333">
                <text:p>0.0172601902028333</text:p>
              </table:table-cell>
              <table:table-cell office:value-type="float" office:value="0.0267735840030525">
                <text:p>0.0267735840030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75601902028362">
                <text:p>0.0175601902028362</text:p>
              </table:table-cell>
              <table:table-cell office:value-type="float" office:value="0.0265735840030459">
                <text:p>0.0265735840030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8601902028319">
                <text:p>0.0178601902028319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81601902028348">
                <text:p>0.0181601902028348</text:p>
              </table:table-cell>
              <table:table-cell office:value-type="float" office:value="0.0265735840030459">
                <text:p>0.0265735840030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84601902028305">
                <text:p>0.0184601902028305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87601902028334">
                <text:p>0.0187601902028334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0601902028362">
                <text:p>0.0190601902028362</text:p>
              </table:table-cell>
              <table:table-cell office:value-type="float" office:value="0.0266735840030492">
                <text:p>0.0266735840030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360190202832">
                <text:p>0.019360190202832</text:p>
              </table:table-cell>
              <table:table-cell office:value-type="float" office:value="0.0267735840030525">
                <text:p>0.0267735840030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9760190202831">
                <text:p>0.019760190202831</text:p>
              </table:table-cell>
              <table:table-cell office:value-type="float" office:value="0.0267735840030525">
                <text:p>0.0267735840030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0601902028339">
                <text:p>0.0200601902028339</text:p>
              </table:table-cell>
              <table:table-cell office:value-type="float" office:value="0.0265735840030459">
                <text:p>0.0265735840030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6601902028325">
                <text:p>0.0206601902028325</text:p>
              </table:table-cell>
              <table:table-cell office:value-type="float" office:value="0.0263735840030677">
                <text:p>0.0263735840030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560190202832">
                <text:p>0.031560190202832</text:p>
              </table:table-cell>
              <table:table-cell office:value-type="float" office:value="0.0251735840030562">
                <text:p>0.0251735840030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9260190202836">
                <text:p>0.089260190202836</text:p>
              </table:table-cell>
              <table:table-cell office:value-type="float" office:value="0.0467735840030628">
                <text:p>0.0467735840030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9260190202833">
                <text:p>0.319260190202833</text:p>
              </table:table-cell>
              <table:table-cell office:value-type="float" office:value="0.138273584003059">
                <text:p>0.138273584003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